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13.89mm" svg:y="1mm">
            <draw:object draw:notify-on-update-of-ranges="Sheet1.A1:Sheet1.A1 Sheet1.A2:Sheet1.A37 Sheet1.B1:Sheet1.B1 Sheet1.B2:Sheet1.B37 Sheet1.C1:Sheet1.C1 Sheet1.C2:Sheet1.C37 Sheet1.D1:Sheet1.D1 Sheet1.D2:Sheet1.D37 Sheet1.E1:Sheet1.E1 Sheet1.E2:Sheet1.E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 SIN ( 2 * PI() * [.$A1] / 360  )" office:value-type="float" office:value="0" calcext:value-type="float">
            <text:p>0</text:p>
          </table:table-cell>
          <table:table-cell table:formula="of:= SIN ( 2 * PI() * [.$A1]*1.5 / 360  )" office:value-type="float" office:value="0" calcext:value-type="float">
            <text:p>0</text:p>
          </table:table-cell>
          <table:table-cell table:formula="of:= SIN ( 2 * PI() * [.$A1]  * 2/ 360  )" office:value-type="float" office:value="0" calcext:value-type="float">
            <text:p>0</text:p>
          </table:table-cell>
          <table:table-cell table:formula="of:=SUM([.$B1]+[.$C1]+[.$D1])" office:value-type="float" office:value="0" calcext:value-type="float">
            <text:p>0</text:p>
          </table:table-cell>
        </table:table-row>
        <table:table-row table:style-name="ro1">
          <table:table-cell table:formula="of:=[.$A1]+10" office:value-type="float" office:value="10" calcext:value-type="float">
            <text:p>10</text:p>
          </table:table-cell>
          <table:table-cell table:formula="of:= SIN ( 2 * PI() * [.$A2] / 360  )" office:value-type="float" office:value="0.17364817766693" calcext:value-type="float">
            <text:p>0.17364817766693</text:p>
          </table:table-cell>
          <table:table-cell table:formula="of:= SIN ( 2 * PI() * [.$A2]*1.5 / 360  )" office:value-type="float" office:value="0.258819045102521" calcext:value-type="float">
            <text:p>0.258819045102521</text:p>
          </table:table-cell>
          <table:table-cell table:formula="of:= SIN ( 2 * PI() * [.$A2]  * 2/ 360  )" office:value-type="float" office:value="0.342020143325669" calcext:value-type="float">
            <text:p>0.342020143325669</text:p>
          </table:table-cell>
          <table:table-cell table:formula="of:=SUM([.$B2]+[.$C2]+[.$D2])" office:value-type="float" office:value="0.77448736609512" calcext:value-type="float">
            <text:p>0.77448736609512</text:p>
          </table:table-cell>
        </table:table-row>
        <table:table-row table:style-name="ro1">
          <table:table-cell table:formula="of:=[.$A2]+10" office:value-type="float" office:value="20" calcext:value-type="float">
            <text:p>20</text:p>
          </table:table-cell>
          <table:table-cell table:formula="of:= SIN ( 2 * PI() * [.$A3] / 360  )" office:value-type="float" office:value="0.342020143325669" calcext:value-type="float">
            <text:p>0.342020143325669</text:p>
          </table:table-cell>
          <table:table-cell table:formula="of:= SIN ( 2 * PI() * [.$A3]*1.5 / 360  )" office:value-type="float" office:value="0.5" calcext:value-type="float">
            <text:p>0.5</text:p>
          </table:table-cell>
          <table:table-cell table:formula="of:= SIN ( 2 * PI() * [.$A3]  * 2/ 360  )" office:value-type="float" office:value="0.642787609686539" calcext:value-type="float">
            <text:p>0.642787609686539</text:p>
          </table:table-cell>
          <table:table-cell table:formula="of:=SUM([.$B3]+[.$C3]+[.$D3])" office:value-type="float" office:value="1.48480775301221" calcext:value-type="float">
            <text:p>1.48480775301221</text:p>
          </table:table-cell>
        </table:table-row>
        <table:table-row table:style-name="ro1">
          <table:table-cell table:formula="of:=[.$A3]+10" office:value-type="float" office:value="30" calcext:value-type="float">
            <text:p>30</text:p>
          </table:table-cell>
          <table:table-cell table:formula="of:= SIN ( 2 * PI() * [.$A4] / 360  )" office:value-type="float" office:value="0.5" calcext:value-type="float">
            <text:p>0.5</text:p>
          </table:table-cell>
          <table:table-cell table:formula="of:= SIN ( 2 * PI() * [.$A4]*1.5 / 360  )" office:value-type="float" office:value="0.707106781186547" calcext:value-type="float">
            <text:p>0.707106781186547</text:p>
          </table:table-cell>
          <table:table-cell table:formula="of:= SIN ( 2 * PI() * [.$A4]  * 2/ 360  )" office:value-type="float" office:value="0.866025403784439" calcext:value-type="float">
            <text:p>0.866025403784439</text:p>
          </table:table-cell>
          <table:table-cell table:formula="of:=SUM([.$B4]+[.$C4]+[.$D4])" office:value-type="float" office:value="2.07313218497099" calcext:value-type="float">
            <text:p>2.07313218497099</text:p>
          </table:table-cell>
        </table:table-row>
        <table:table-row table:style-name="ro1">
          <table:table-cell table:formula="of:=[.$A4]+10" office:value-type="float" office:value="40" calcext:value-type="float">
            <text:p>40</text:p>
          </table:table-cell>
          <table:table-cell table:formula="of:= SIN ( 2 * PI() * [.$A5] / 360  )" office:value-type="float" office:value="0.642787609686539" calcext:value-type="float">
            <text:p>0.642787609686539</text:p>
          </table:table-cell>
          <table:table-cell table:formula="of:= SIN ( 2 * PI() * [.$A5]*1.5 / 360  )" office:value-type="float" office:value="0.866025403784439" calcext:value-type="float">
            <text:p>0.866025403784439</text:p>
          </table:table-cell>
          <table:table-cell table:formula="of:= SIN ( 2 * PI() * [.$A5]  * 2/ 360  )" office:value-type="float" office:value="0.984807753012208" calcext:value-type="float">
            <text:p>0.984807753012208</text:p>
          </table:table-cell>
          <table:table-cell table:formula="of:=SUM([.$B5]+[.$C5]+[.$D5])" office:value-type="float" office:value="2.49362076648319" calcext:value-type="float">
            <text:p>2.49362076648319</text:p>
          </table:table-cell>
        </table:table-row>
        <table:table-row table:style-name="ro1">
          <table:table-cell table:formula="of:=[.$A5]+10" office:value-type="float" office:value="50" calcext:value-type="float">
            <text:p>50</text:p>
          </table:table-cell>
          <table:table-cell table:formula="of:= SIN ( 2 * PI() * [.$A6] / 360  )" office:value-type="float" office:value="0.766044443118978" calcext:value-type="float">
            <text:p>0.766044443118978</text:p>
          </table:table-cell>
          <table:table-cell table:formula="of:= SIN ( 2 * PI() * [.$A6]*1.5 / 360  )" office:value-type="float" office:value="0.965925826289068" calcext:value-type="float">
            <text:p>0.965925826289068</text:p>
          </table:table-cell>
          <table:table-cell table:formula="of:= SIN ( 2 * PI() * [.$A6]  * 2/ 360  )" office:value-type="float" office:value="0.984807753012208" calcext:value-type="float">
            <text:p>0.984807753012208</text:p>
          </table:table-cell>
          <table:table-cell table:formula="of:=SUM([.$B6]+[.$C6]+[.$D6])" office:value-type="float" office:value="2.71677802242025" calcext:value-type="float">
            <text:p>2.71677802242025</text:p>
          </table:table-cell>
        </table:table-row>
        <table:table-row table:style-name="ro1">
          <table:table-cell table:formula="of:=[.$A6]+10" office:value-type="float" office:value="60" calcext:value-type="float">
            <text:p>60</text:p>
          </table:table-cell>
          <table:table-cell table:formula="of:= SIN ( 2 * PI() * [.$A7] / 360  )" office:value-type="float" office:value="0.866025403784439" calcext:value-type="float">
            <text:p>0.866025403784439</text:p>
          </table:table-cell>
          <table:table-cell table:formula="of:= SIN ( 2 * PI() * [.$A7]*1.5 / 360  )" office:value-type="float" office:value="1" calcext:value-type="float">
            <text:p>1</text:p>
          </table:table-cell>
          <table:table-cell table:formula="of:= SIN ( 2 * PI() * [.$A7]  * 2/ 360  )" office:value-type="float" office:value="0.866025403784439" calcext:value-type="float">
            <text:p>0.866025403784439</text:p>
          </table:table-cell>
          <table:table-cell table:formula="of:=SUM([.$B7]+[.$C7]+[.$D7])" office:value-type="float" office:value="2.73205080756888" calcext:value-type="float">
            <text:p>2.73205080756888</text:p>
          </table:table-cell>
        </table:table-row>
        <table:table-row table:style-name="ro1">
          <table:table-cell table:formula="of:=[.$A7]+10" office:value-type="float" office:value="70" calcext:value-type="float">
            <text:p>70</text:p>
          </table:table-cell>
          <table:table-cell table:formula="of:= SIN ( 2 * PI() * [.$A8] / 360  )" office:value-type="float" office:value="0.939692620785908" calcext:value-type="float">
            <text:p>0.939692620785908</text:p>
          </table:table-cell>
          <table:table-cell table:formula="of:= SIN ( 2 * PI() * [.$A8]*1.5 / 360  )" office:value-type="float" office:value="0.965925826289068" calcext:value-type="float">
            <text:p>0.965925826289068</text:p>
          </table:table-cell>
          <table:table-cell table:formula="of:= SIN ( 2 * PI() * [.$A8]  * 2/ 360  )" office:value-type="float" office:value="0.642787609686539" calcext:value-type="float">
            <text:p>0.642787609686539</text:p>
          </table:table-cell>
          <table:table-cell table:formula="of:=SUM([.$B8]+[.$C8]+[.$D8])" office:value-type="float" office:value="2.54840605676152" calcext:value-type="float">
            <text:p>2.54840605676152</text:p>
          </table:table-cell>
        </table:table-row>
        <table:table-row table:style-name="ro1">
          <table:table-cell table:formula="of:=[.$A8]+10" office:value-type="float" office:value="80" calcext:value-type="float">
            <text:p>80</text:p>
          </table:table-cell>
          <table:table-cell table:formula="of:= SIN ( 2 * PI() * [.$A9] / 360  )" office:value-type="float" office:value="0.984807753012208" calcext:value-type="float">
            <text:p>0.984807753012208</text:p>
          </table:table-cell>
          <table:table-cell table:formula="of:= SIN ( 2 * PI() * [.$A9]*1.5 / 360  )" office:value-type="float" office:value="0.866025403784439" calcext:value-type="float">
            <text:p>0.866025403784439</text:p>
          </table:table-cell>
          <table:table-cell table:formula="of:= SIN ( 2 * PI() * [.$A9]  * 2/ 360  )" office:value-type="float" office:value="0.342020143325669" calcext:value-type="float">
            <text:p>0.342020143325669</text:p>
          </table:table-cell>
          <table:table-cell table:formula="of:=SUM([.$B9]+[.$C9]+[.$D9])" office:value-type="float" office:value="2.19285330012232" calcext:value-type="float">
            <text:p>2.19285330012232</text:p>
          </table:table-cell>
        </table:table-row>
        <table:table-row table:style-name="ro1">
          <table:table-cell table:formula="of:=[.$A9]+10" office:value-type="float" office:value="90" calcext:value-type="float">
            <text:p>90</text:p>
          </table:table-cell>
          <table:table-cell table:formula="of:= SIN ( 2 * PI() * [.$A10] / 360  )" office:value-type="float" office:value="1" calcext:value-type="float">
            <text:p>1</text:p>
          </table:table-cell>
          <table:table-cell table:formula="of:= SIN ( 2 * PI() * [.$A10]*1.5 / 360  )" office:value-type="float" office:value="0.707106781186548" calcext:value-type="float">
            <text:p>0.707106781186548</text:p>
          </table:table-cell>
          <table:table-cell table:formula="of:= SIN ( 2 * PI() * [.$A10]  * 2/ 360  )" office:value-type="float" office:value="1.22464679914735E-016" calcext:value-type="float">
            <text:p>1.22464679914735E-16</text:p>
          </table:table-cell>
          <table:table-cell table:formula="of:=SUM([.$B10]+[.$C10]+[.$D10])" office:value-type="float" office:value="1.70710678118655" calcext:value-type="float">
            <text:p>1.70710678118655</text:p>
          </table:table-cell>
        </table:table-row>
        <table:table-row table:style-name="ro1">
          <table:table-cell table:formula="of:=[.$A10]+10" office:value-type="float" office:value="100" calcext:value-type="float">
            <text:p>100</text:p>
          </table:table-cell>
          <table:table-cell table:formula="of:= SIN ( 2 * PI() * [.$A11] / 360  )" office:value-type="float" office:value="0.984807753012208" calcext:value-type="float">
            <text:p>0.984807753012208</text:p>
          </table:table-cell>
          <table:table-cell table:formula="of:= SIN ( 2 * PI() * [.$A11]*1.5 / 360  )" office:value-type="float" office:value="0.5" calcext:value-type="float">
            <text:p>0.5</text:p>
          </table:table-cell>
          <table:table-cell table:formula="of:= SIN ( 2 * PI() * [.$A11]  * 2/ 360  )" office:value-type="float" office:value="-0.342020143325669" calcext:value-type="float">
            <text:p>-0.342020143325669</text:p>
          </table:table-cell>
          <table:table-cell table:formula="of:=SUM([.$B11]+[.$C11]+[.$D11])" office:value-type="float" office:value="1.14278760968654" calcext:value-type="float">
            <text:p>1.14278760968654</text:p>
          </table:table-cell>
        </table:table-row>
        <table:table-row table:style-name="ro1">
          <table:table-cell table:formula="of:=[.$A11]+10" office:value-type="float" office:value="110" calcext:value-type="float">
            <text:p>110</text:p>
          </table:table-cell>
          <table:table-cell table:formula="of:= SIN ( 2 * PI() * [.$A12] / 360  )" office:value-type="float" office:value="0.939692620785908" calcext:value-type="float">
            <text:p>0.939692620785908</text:p>
          </table:table-cell>
          <table:table-cell table:formula="of:= SIN ( 2 * PI() * [.$A12]*1.5 / 360  )" office:value-type="float" office:value="0.258819045102521" calcext:value-type="float">
            <text:p>0.258819045102521</text:p>
          </table:table-cell>
          <table:table-cell table:formula="of:= SIN ( 2 * PI() * [.$A12]  * 2/ 360  )" office:value-type="float" office:value="-0.642787609686539" calcext:value-type="float">
            <text:p>-0.642787609686539</text:p>
          </table:table-cell>
          <table:table-cell table:formula="of:=SUM([.$B12]+[.$C12]+[.$D12])" office:value-type="float" office:value="0.55572405620189" calcext:value-type="float">
            <text:p>0.55572405620189</text:p>
          </table:table-cell>
        </table:table-row>
        <table:table-row table:style-name="ro1">
          <table:table-cell table:formula="of:=[.$A12]+10" office:value-type="float" office:value="120" calcext:value-type="float">
            <text:p>120</text:p>
          </table:table-cell>
          <table:table-cell table:formula="of:= SIN ( 2 * PI() * [.$A13] / 360  )" office:value-type="float" office:value="0.866025403784439" calcext:value-type="float">
            <text:p>0.866025403784439</text:p>
          </table:table-cell>
          <table:table-cell table:formula="of:= SIN ( 2 * PI() * [.$A13]*1.5 / 360  )" office:value-type="float" office:value="5.66553889764798E-016" calcext:value-type="float">
            <text:p>5.66553889764798E-16</text:p>
          </table:table-cell>
          <table:table-cell table:formula="of:= SIN ( 2 * PI() * [.$A13]  * 2/ 360  )" office:value-type="float" office:value="-0.866025403784438" calcext:value-type="float">
            <text:p>-0.866025403784438</text:p>
          </table:table-cell>
          <table:table-cell table:formula="of:=SUM([.$B13]+[.$C13]+[.$D13])" office:value-type="float" office:value="0" calcext:value-type="float">
            <text:p>0</text:p>
          </table:table-cell>
        </table:table-row>
        <table:table-row table:style-name="ro1">
          <table:table-cell table:formula="of:=[.$A13]+10" office:value-type="float" office:value="130" calcext:value-type="float">
            <text:p>130</text:p>
          </table:table-cell>
          <table:table-cell table:formula="of:= SIN ( 2 * PI() * [.$A14] / 360  )" office:value-type="float" office:value="0.766044443118978" calcext:value-type="float">
            <text:p>0.766044443118978</text:p>
          </table:table-cell>
          <table:table-cell table:formula="of:= SIN ( 2 * PI() * [.$A14]*1.5 / 360  )" office:value-type="float" office:value="-0.25881904510252" calcext:value-type="float">
            <text:p>-0.25881904510252</text:p>
          </table:table-cell>
          <table:table-cell table:formula="of:= SIN ( 2 * PI() * [.$A14]  * 2/ 360  )" office:value-type="float" office:value="-0.984807753012208" calcext:value-type="float">
            <text:p>-0.984807753012208</text:p>
          </table:table-cell>
          <table:table-cell table:formula="of:=SUM([.$B14]+[.$C14]+[.$D14])" office:value-type="float" office:value="-0.47758235499575" calcext:value-type="float">
            <text:p>-0.47758235499575</text:p>
          </table:table-cell>
        </table:table-row>
        <table:table-row table:style-name="ro1">
          <table:table-cell table:formula="of:=[.$A14]+10" office:value-type="float" office:value="140" calcext:value-type="float">
            <text:p>140</text:p>
          </table:table-cell>
          <table:table-cell table:formula="of:= SIN ( 2 * PI() * [.$A15] / 360  )" office:value-type="float" office:value="0.642787609686539" calcext:value-type="float">
            <text:p>0.642787609686539</text:p>
          </table:table-cell>
          <table:table-cell table:formula="of:= SIN ( 2 * PI() * [.$A15]*1.5 / 360  )" office:value-type="float" office:value="-0.5" calcext:value-type="float">
            <text:p>-0.5</text:p>
          </table:table-cell>
          <table:table-cell table:formula="of:= SIN ( 2 * PI() * [.$A15]  * 2/ 360  )" office:value-type="float" office:value="-0.984807753012208" calcext:value-type="float">
            <text:p>-0.984807753012208</text:p>
          </table:table-cell>
          <table:table-cell table:formula="of:=SUM([.$B15]+[.$C15]+[.$D15])" office:value-type="float" office:value="-0.842020143325669" calcext:value-type="float">
            <text:p>-0.842020143325669</text:p>
          </table:table-cell>
        </table:table-row>
        <table:table-row table:style-name="ro1">
          <table:table-cell table:formula="of:=[.$A15]+10" office:value-type="float" office:value="150" calcext:value-type="float">
            <text:p>150</text:p>
          </table:table-cell>
          <table:table-cell table:formula="of:= SIN ( 2 * PI() * [.$A16] / 360  )" office:value-type="float" office:value="0.5" calcext:value-type="float">
            <text:p>0.5</text:p>
          </table:table-cell>
          <table:table-cell table:formula="of:= SIN ( 2 * PI() * [.$A16]*1.5 / 360  )" office:value-type="float" office:value="-0.707106781186547" calcext:value-type="float">
            <text:p>-0.707106781186547</text:p>
          </table:table-cell>
          <table:table-cell table:formula="of:= SIN ( 2 * PI() * [.$A16]  * 2/ 360  )" office:value-type="float" office:value="-0.866025403784439" calcext:value-type="float">
            <text:p>-0.866025403784439</text:p>
          </table:table-cell>
          <table:table-cell table:formula="of:=SUM([.$B16]+[.$C16]+[.$D16])" office:value-type="float" office:value="-1.07313218497099" calcext:value-type="float">
            <text:p>-1.07313218497099</text:p>
          </table:table-cell>
        </table:table-row>
        <table:table-row table:style-name="ro1">
          <table:table-cell table:formula="of:=[.$A16]+10" office:value-type="float" office:value="160" calcext:value-type="float">
            <text:p>160</text:p>
          </table:table-cell>
          <table:table-cell table:formula="of:= SIN ( 2 * PI() * [.$A17] / 360  )" office:value-type="float" office:value="0.342020143325669" calcext:value-type="float">
            <text:p>0.342020143325669</text:p>
          </table:table-cell>
          <table:table-cell table:formula="of:= SIN ( 2 * PI() * [.$A17]*1.5 / 360  )" office:value-type="float" office:value="-0.866025403784438" calcext:value-type="float">
            <text:p>-0.866025403784438</text:p>
          </table:table-cell>
          <table:table-cell table:formula="of:= SIN ( 2 * PI() * [.$A17]  * 2/ 360  )" office:value-type="float" office:value="-0.64278760968654" calcext:value-type="float">
            <text:p>-0.64278760968654</text:p>
          </table:table-cell>
          <table:table-cell table:formula="of:=SUM([.$B17]+[.$C17]+[.$D17])" office:value-type="float" office:value="-1.16679287014531" calcext:value-type="float">
            <text:p>-1.16679287014531</text:p>
          </table:table-cell>
        </table:table-row>
        <table:table-row table:style-name="ro1">
          <table:table-cell table:formula="of:=[.$A17]+10" office:value-type="float" office:value="170" calcext:value-type="float">
            <text:p>170</text:p>
          </table:table-cell>
          <table:table-cell table:formula="of:= SIN ( 2 * PI() * [.$A18] / 360  )" office:value-type="float" office:value="0.17364817766693" calcext:value-type="float">
            <text:p>0.17364817766693</text:p>
          </table:table-cell>
          <table:table-cell table:formula="of:= SIN ( 2 * PI() * [.$A18]*1.5 / 360  )" office:value-type="float" office:value="-0.965925826289068" calcext:value-type="float">
            <text:p>-0.965925826289068</text:p>
          </table:table-cell>
          <table:table-cell table:formula="of:= SIN ( 2 * PI() * [.$A18]  * 2/ 360  )" office:value-type="float" office:value="-0.342020143325669" calcext:value-type="float">
            <text:p>-0.342020143325669</text:p>
          </table:table-cell>
          <table:table-cell table:formula="of:=SUM([.$B18]+[.$C18]+[.$D18])" office:value-type="float" office:value="-1.13429779194781" calcext:value-type="float">
            <text:p>-1.13429779194781</text:p>
          </table:table-cell>
        </table:table-row>
        <table:table-row table:style-name="ro1">
          <table:table-cell table:formula="of:=[.$A18]+10" office:value-type="float" office:value="180" calcext:value-type="float">
            <text:p>180</text:p>
          </table:table-cell>
          <table:table-cell table:formula="of:= SIN ( 2 * PI() * [.$A19] / 360  )" office:value-type="float" office:value="1.22464679914735E-016" calcext:value-type="float">
            <text:p>1.22464679914735E-16</text:p>
          </table:table-cell>
          <table:table-cell table:formula="of:= SIN ( 2 * PI() * [.$A19]*1.5 / 360  )" office:value-type="float" office:value="-1" calcext:value-type="float">
            <text:p>-1</text:p>
          </table:table-cell>
          <table:table-cell table:formula="of:= SIN ( 2 * PI() * [.$A19]  * 2/ 360  )" office:value-type="float" office:value="-2.44929359829471E-016" calcext:value-type="float">
            <text:p>-2.44929359829471E-16</text:p>
          </table:table-cell>
          <table:table-cell table:formula="of:=SUM([.$B19]+[.$C19]+[.$D19])" office:value-type="float" office:value="-1" calcext:value-type="float">
            <text:p>-1</text:p>
          </table:table-cell>
        </table:table-row>
        <table:table-row table:style-name="ro1">
          <table:table-cell table:formula="of:=[.$A19]+10" office:value-type="float" office:value="190" calcext:value-type="float">
            <text:p>190</text:p>
          </table:table-cell>
          <table:table-cell table:formula="of:= SIN ( 2 * PI() * [.$A20] / 360  )" office:value-type="float" office:value="-0.17364817766693" calcext:value-type="float">
            <text:p>-0.17364817766693</text:p>
          </table:table-cell>
          <table:table-cell table:formula="of:= SIN ( 2 * PI() * [.$A20]*1.5 / 360  )" office:value-type="float" office:value="-0.965925826289068" calcext:value-type="float">
            <text:p>-0.965925826289068</text:p>
          </table:table-cell>
          <table:table-cell table:formula="of:= SIN ( 2 * PI() * [.$A20]  * 2/ 360  )" office:value-type="float" office:value="0.342020143325669" calcext:value-type="float">
            <text:p>0.342020143325669</text:p>
          </table:table-cell>
          <table:table-cell table:formula="of:=SUM([.$B20]+[.$C20]+[.$D20])" office:value-type="float" office:value="-0.79755386063033" calcext:value-type="float">
            <text:p>-0.79755386063033</text:p>
          </table:table-cell>
        </table:table-row>
        <table:table-row table:style-name="ro1">
          <table:table-cell table:formula="of:=[.$A20]+10" office:value-type="float" office:value="200" calcext:value-type="float">
            <text:p>200</text:p>
          </table:table-cell>
          <table:table-cell table:formula="of:= SIN ( 2 * PI() * [.$A21] / 360  )" office:value-type="float" office:value="-0.342020143325669" calcext:value-type="float">
            <text:p>-0.342020143325669</text:p>
          </table:table-cell>
          <table:table-cell table:formula="of:= SIN ( 2 * PI() * [.$A21]*1.5 / 360  )" office:value-type="float" office:value="-0.866025403784439" calcext:value-type="float">
            <text:p>-0.866025403784439</text:p>
          </table:table-cell>
          <table:table-cell table:formula="of:= SIN ( 2 * PI() * [.$A21]  * 2/ 360  )" office:value-type="float" office:value="0.642787609686539" calcext:value-type="float">
            <text:p>0.642787609686539</text:p>
          </table:table-cell>
          <table:table-cell table:formula="of:=SUM([.$B21]+[.$C21]+[.$D21])" office:value-type="float" office:value="-0.565257937423568" calcext:value-type="float">
            <text:p>-0.565257937423568</text:p>
          </table:table-cell>
        </table:table-row>
        <table:table-row table:style-name="ro1">
          <table:table-cell table:formula="of:=[.$A21]+10" office:value-type="float" office:value="210" calcext:value-type="float">
            <text:p>210</text:p>
          </table:table-cell>
          <table:table-cell table:formula="of:= SIN ( 2 * PI() * [.$A22] / 360  )" office:value-type="float" office:value="-0.5" calcext:value-type="float">
            <text:p>-0.5</text:p>
          </table:table-cell>
          <table:table-cell table:formula="of:= SIN ( 2 * PI() * [.$A22]*1.5 / 360  )" office:value-type="float" office:value="-0.707106781186548" calcext:value-type="float">
            <text:p>-0.707106781186548</text:p>
          </table:table-cell>
          <table:table-cell table:formula="of:= SIN ( 2 * PI() * [.$A22]  * 2/ 360  )" office:value-type="float" office:value="0.866025403784439" calcext:value-type="float">
            <text:p>0.866025403784439</text:p>
          </table:table-cell>
          <table:table-cell table:formula="of:=SUM([.$B22]+[.$C22]+[.$D22])" office:value-type="float" office:value="-0.341081377402109" calcext:value-type="float">
            <text:p>-0.341081377402109</text:p>
          </table:table-cell>
        </table:table-row>
        <table:table-row table:style-name="ro1">
          <table:table-cell table:formula="of:=[.$A22]+10" office:value-type="float" office:value="220" calcext:value-type="float">
            <text:p>220</text:p>
          </table:table-cell>
          <table:table-cell table:formula="of:= SIN ( 2 * PI() * [.$A23] / 360  )" office:value-type="float" office:value="-0.642787609686539" calcext:value-type="float">
            <text:p>-0.642787609686539</text:p>
          </table:table-cell>
          <table:table-cell table:formula="of:= SIN ( 2 * PI() * [.$A23]*1.5 / 360  )" office:value-type="float" office:value="-0.5" calcext:value-type="float">
            <text:p>-0.5</text:p>
          </table:table-cell>
          <table:table-cell table:formula="of:= SIN ( 2 * PI() * [.$A23]  * 2/ 360  )" office:value-type="float" office:value="0.984807753012208" calcext:value-type="float">
            <text:p>0.984807753012208</text:p>
          </table:table-cell>
          <table:table-cell table:formula="of:=SUM([.$B23]+[.$C23]+[.$D23])" office:value-type="float" office:value="-0.157979856674331" calcext:value-type="float">
            <text:p>-0.157979856674331</text:p>
          </table:table-cell>
        </table:table-row>
        <table:table-row table:style-name="ro1">
          <table:table-cell table:formula="of:=[.$A23]+10" office:value-type="float" office:value="230" calcext:value-type="float">
            <text:p>230</text:p>
          </table:table-cell>
          <table:table-cell table:formula="of:= SIN ( 2 * PI() * [.$A24] / 360  )" office:value-type="float" office:value="-0.766044443118978" calcext:value-type="float">
            <text:p>-0.766044443118978</text:p>
          </table:table-cell>
          <table:table-cell table:formula="of:= SIN ( 2 * PI() * [.$A24]*1.5 / 360  )" office:value-type="float" office:value="-0.258819045102521" calcext:value-type="float">
            <text:p>-0.258819045102521</text:p>
          </table:table-cell>
          <table:table-cell table:formula="of:= SIN ( 2 * PI() * [.$A24]  * 2/ 360  )" office:value-type="float" office:value="0.984807753012208" calcext:value-type="float">
            <text:p>0.984807753012208</text:p>
          </table:table-cell>
          <table:table-cell table:formula="of:=SUM([.$B24]+[.$C24]+[.$D24])" office:value-type="float" office:value="-0.0400557352092905" calcext:value-type="float">
            <text:p>-0.040055735209291</text:p>
          </table:table-cell>
        </table:table-row>
        <table:table-row table:style-name="ro1">
          <table:table-cell table:formula="of:=[.$A24]+10" office:value-type="float" office:value="240" calcext:value-type="float">
            <text:p>240</text:p>
          </table:table-cell>
          <table:table-cell table:formula="of:= SIN ( 2 * PI() * [.$A25] / 360  )" office:value-type="float" office:value="-0.866025403784438" calcext:value-type="float">
            <text:p>-0.866025403784438</text:p>
          </table:table-cell>
          <table:table-cell table:formula="of:= SIN ( 2 * PI() * [.$A25]*1.5 / 360  )" office:value-type="float" office:value="-1.1331077795296E-015" calcext:value-type="float">
            <text:p>-1.1331077795296E-15</text:p>
          </table:table-cell>
          <table:table-cell table:formula="of:= SIN ( 2 * PI() * [.$A25]  * 2/ 360  )" office:value-type="float" office:value="0.866025403784439" calcext:value-type="float">
            <text:p>0.866025403784439</text:p>
          </table:table-cell>
          <table:table-cell table:formula="of:=SUM([.$B25]+[.$C25]+[.$D25])" office:value-type="float" office:value="0" calcext:value-type="float">
            <text:p>0</text:p>
          </table:table-cell>
        </table:table-row>
        <table:table-row table:style-name="ro1">
          <table:table-cell table:formula="of:=[.$A25]+10" office:value-type="float" office:value="250" calcext:value-type="float">
            <text:p>250</text:p>
          </table:table-cell>
          <table:table-cell table:formula="of:= SIN ( 2 * PI() * [.$A26] / 360  )" office:value-type="float" office:value="-0.939692620785908" calcext:value-type="float">
            <text:p>-0.939692620785908</text:p>
          </table:table-cell>
          <table:table-cell table:formula="of:= SIN ( 2 * PI() * [.$A26]*1.5 / 360  )" office:value-type="float" office:value="0.25881904510252" calcext:value-type="float">
            <text:p>0.25881904510252</text:p>
          </table:table-cell>
          <table:table-cell table:formula="of:= SIN ( 2 * PI() * [.$A26]  * 2/ 360  )" office:value-type="float" office:value="0.64278760968654" calcext:value-type="float">
            <text:p>0.64278760968654</text:p>
          </table:table-cell>
          <table:table-cell table:formula="of:=SUM([.$B26]+[.$C26]+[.$D26])" office:value-type="float" office:value="-0.0380859659968475" calcext:value-type="float">
            <text:p>-0.038085965996848</text:p>
          </table:table-cell>
        </table:table-row>
        <table:table-row table:style-name="ro1">
          <table:table-cell table:formula="of:=[.$A26]+10" office:value-type="float" office:value="260" calcext:value-type="float">
            <text:p>260</text:p>
          </table:table-cell>
          <table:table-cell table:formula="of:= SIN ( 2 * PI() * [.$A27] / 360  )" office:value-type="float" office:value="-0.984807753012208" calcext:value-type="float">
            <text:p>-0.984807753012208</text:p>
          </table:table-cell>
          <table:table-cell table:formula="of:= SIN ( 2 * PI() * [.$A27]*1.5 / 360  )" office:value-type="float" office:value="0.499999999999999" calcext:value-type="float">
            <text:p>0.499999999999999</text:p>
          </table:table-cell>
          <table:table-cell table:formula="of:= SIN ( 2 * PI() * [.$A27]  * 2/ 360  )" office:value-type="float" office:value="0.342020143325669" calcext:value-type="float">
            <text:p>0.342020143325669</text:p>
          </table:table-cell>
          <table:table-cell table:formula="of:=SUM([.$B27]+[.$C27]+[.$D27])" office:value-type="float" office:value="-0.14278760968654" calcext:value-type="float">
            <text:p>-0.14278760968654</text:p>
          </table:table-cell>
        </table:table-row>
        <table:table-row table:style-name="ro1">
          <table:table-cell table:formula="of:=[.$A27]+10" office:value-type="float" office:value="270" calcext:value-type="float">
            <text:p>270</text:p>
          </table:table-cell>
          <table:table-cell table:formula="of:= SIN ( 2 * PI() * [.$A28] / 360  )" office:value-type="float" office:value="-1" calcext:value-type="float">
            <text:p>-1</text:p>
          </table:table-cell>
          <table:table-cell table:formula="of:= SIN ( 2 * PI() * [.$A28]*1.5 / 360  )" office:value-type="float" office:value="0.707106781186547" calcext:value-type="float">
            <text:p>0.707106781186547</text:p>
          </table:table-cell>
          <table:table-cell table:formula="of:= SIN ( 2 * PI() * [.$A28]  * 2/ 360  )" office:value-type="float" office:value="3.67394039744206E-016" calcext:value-type="float">
            <text:p>3.67394039744206E-16</text:p>
          </table:table-cell>
          <table:table-cell table:formula="of:=SUM([.$B28]+[.$C28]+[.$D28])" office:value-type="float" office:value="-0.292893218813453" calcext:value-type="float">
            <text:p>-0.292893218813453</text:p>
          </table:table-cell>
        </table:table-row>
        <table:table-row table:style-name="ro1">
          <table:table-cell table:formula="of:=[.$A28]+10" office:value-type="float" office:value="280" calcext:value-type="float">
            <text:p>280</text:p>
          </table:table-cell>
          <table:table-cell table:formula="of:= SIN ( 2 * PI() * [.$A29] / 360  )" office:value-type="float" office:value="-0.984807753012208" calcext:value-type="float">
            <text:p>-0.984807753012208</text:p>
          </table:table-cell>
          <table:table-cell table:formula="of:= SIN ( 2 * PI() * [.$A29]*1.5 / 360  )" office:value-type="float" office:value="0.866025403784439" calcext:value-type="float">
            <text:p>0.866025403784439</text:p>
          </table:table-cell>
          <table:table-cell table:formula="of:= SIN ( 2 * PI() * [.$A29]  * 2/ 360  )" office:value-type="float" office:value="-0.342020143325668" calcext:value-type="float">
            <text:p>-0.342020143325668</text:p>
          </table:table-cell>
          <table:table-cell table:formula="of:=SUM([.$B29]+[.$C29]+[.$D29])" office:value-type="float" office:value="-0.460802492553437" calcext:value-type="float">
            <text:p>-0.460802492553437</text:p>
          </table:table-cell>
        </table:table-row>
        <table:table-row table:style-name="ro1">
          <table:table-cell table:formula="of:=[.$A29]+10" office:value-type="float" office:value="290" calcext:value-type="float">
            <text:p>290</text:p>
          </table:table-cell>
          <table:table-cell table:formula="of:= SIN ( 2 * PI() * [.$A30] / 360  )" office:value-type="float" office:value="-0.939692620785909" calcext:value-type="float">
            <text:p>-0.939692620785909</text:p>
          </table:table-cell>
          <table:table-cell table:formula="of:= SIN ( 2 * PI() * [.$A30]*1.5 / 360  )" office:value-type="float" office:value="0.965925826289068" calcext:value-type="float">
            <text:p>0.965925826289068</text:p>
          </table:table-cell>
          <table:table-cell table:formula="of:= SIN ( 2 * PI() * [.$A30]  * 2/ 360  )" office:value-type="float" office:value="-0.642787609686538" calcext:value-type="float">
            <text:p>-0.642787609686538</text:p>
          </table:table-cell>
          <table:table-cell table:formula="of:=SUM([.$B30]+[.$C30]+[.$D30])" office:value-type="float" office:value="-0.616554404183379" calcext:value-type="float">
            <text:p>-0.616554404183379</text:p>
          </table:table-cell>
        </table:table-row>
        <table:table-row table:style-name="ro1">
          <table:table-cell table:formula="of:=[.$A30]+10" office:value-type="float" office:value="300" calcext:value-type="float">
            <text:p>300</text:p>
          </table:table-cell>
          <table:table-cell table:formula="of:= SIN ( 2 * PI() * [.$A31] / 360  )" office:value-type="float" office:value="-0.866025403784439" calcext:value-type="float">
            <text:p>-0.866025403784439</text:p>
          </table:table-cell>
          <table:table-cell table:formula="of:= SIN ( 2 * PI() * [.$A31]*1.5 / 360  )" office:value-type="float" office:value="1" calcext:value-type="float">
            <text:p>1</text:p>
          </table:table-cell>
          <table:table-cell table:formula="of:= SIN ( 2 * PI() * [.$A31]  * 2/ 360  )" office:value-type="float" office:value="-0.866025403784439" calcext:value-type="float">
            <text:p>-0.866025403784439</text:p>
          </table:table-cell>
          <table:table-cell table:formula="of:=SUM([.$B31]+[.$C31]+[.$D31])" office:value-type="float" office:value="-0.732050807568877" calcext:value-type="float">
            <text:p>-0.732050807568877</text:p>
          </table:table-cell>
        </table:table-row>
        <table:table-row table:style-name="ro1">
          <table:table-cell table:formula="of:=[.$A31]+10" office:value-type="float" office:value="310" calcext:value-type="float">
            <text:p>310</text:p>
          </table:table-cell>
          <table:table-cell table:formula="of:= SIN ( 2 * PI() * [.$A32] / 360  )" office:value-type="float" office:value="-0.766044443118978" calcext:value-type="float">
            <text:p>-0.766044443118978</text:p>
          </table:table-cell>
          <table:table-cell table:formula="of:= SIN ( 2 * PI() * [.$A32]*1.5 / 360  )" office:value-type="float" office:value="0.965925826289068" calcext:value-type="float">
            <text:p>0.965925826289068</text:p>
          </table:table-cell>
          <table:table-cell table:formula="of:= SIN ( 2 * PI() * [.$A32]  * 2/ 360  )" office:value-type="float" office:value="-0.984807753012208" calcext:value-type="float">
            <text:p>-0.984807753012208</text:p>
          </table:table-cell>
          <table:table-cell table:formula="of:=SUM([.$B32]+[.$C32]+[.$D32])" office:value-type="float" office:value="-0.784926369842118" calcext:value-type="float">
            <text:p>-0.784926369842118</text:p>
          </table:table-cell>
        </table:table-row>
        <table:table-row table:style-name="ro1">
          <table:table-cell table:formula="of:=[.$A32]+10" office:value-type="float" office:value="320" calcext:value-type="float">
            <text:p>320</text:p>
          </table:table-cell>
          <table:table-cell table:formula="of:= SIN ( 2 * PI() * [.$A33] / 360  )" office:value-type="float" office:value="-0.64278760968654" calcext:value-type="float">
            <text:p>-0.64278760968654</text:p>
          </table:table-cell>
          <table:table-cell table:formula="of:= SIN ( 2 * PI() * [.$A33]*1.5 / 360  )" office:value-type="float" office:value="0.866025403784439" calcext:value-type="float">
            <text:p>0.866025403784439</text:p>
          </table:table-cell>
          <table:table-cell table:formula="of:= SIN ( 2 * PI() * [.$A33]  * 2/ 360  )" office:value-type="float" office:value="-0.984807753012208" calcext:value-type="float">
            <text:p>-0.984807753012208</text:p>
          </table:table-cell>
          <table:table-cell table:formula="of:=SUM([.$B33]+[.$C33]+[.$D33])" office:value-type="float" office:value="-0.761569958914309" calcext:value-type="float">
            <text:p>-0.761569958914309</text:p>
          </table:table-cell>
        </table:table-row>
        <table:table-row table:style-name="ro1">
          <table:table-cell table:formula="of:=[.$A33]+10" office:value-type="float" office:value="330" calcext:value-type="float">
            <text:p>330</text:p>
          </table:table-cell>
          <table:table-cell table:formula="of:= SIN ( 2 * PI() * [.$A34] / 360  )" office:value-type="float" office:value="-0.5" calcext:value-type="float">
            <text:p>-0.5</text:p>
          </table:table-cell>
          <table:table-cell table:formula="of:= SIN ( 2 * PI() * [.$A34]*1.5 / 360  )" office:value-type="float" office:value="0.707106781186548" calcext:value-type="float">
            <text:p>0.707106781186548</text:p>
          </table:table-cell>
          <table:table-cell table:formula="of:= SIN ( 2 * PI() * [.$A34]  * 2/ 360  )" office:value-type="float" office:value="-0.866025403784439" calcext:value-type="float">
            <text:p>-0.866025403784439</text:p>
          </table:table-cell>
          <table:table-cell table:formula="of:=SUM([.$B34]+[.$C34]+[.$D34])" office:value-type="float" office:value="-0.658918622597891" calcext:value-type="float">
            <text:p>-0.658918622597891</text:p>
          </table:table-cell>
        </table:table-row>
        <table:table-row table:style-name="ro1">
          <table:table-cell table:formula="of:=[.$A34]+10" office:value-type="float" office:value="340" calcext:value-type="float">
            <text:p>340</text:p>
          </table:table-cell>
          <table:table-cell table:formula="of:= SIN ( 2 * PI() * [.$A35] / 360  )" office:value-type="float" office:value="-0.342020143325669" calcext:value-type="float">
            <text:p>-0.342020143325669</text:p>
          </table:table-cell>
          <table:table-cell table:formula="of:= SIN ( 2 * PI() * [.$A35]*1.5 / 360  )" office:value-type="float" office:value="0.5" calcext:value-type="float">
            <text:p>0.5</text:p>
          </table:table-cell>
          <table:table-cell table:formula="of:= SIN ( 2 * PI() * [.$A35]  * 2/ 360  )" office:value-type="float" office:value="-0.642787609686539" calcext:value-type="float">
            <text:p>-0.642787609686539</text:p>
          </table:table-cell>
          <table:table-cell table:formula="of:=SUM([.$B35]+[.$C35]+[.$D35])" office:value-type="float" office:value="-0.484807753012208" calcext:value-type="float">
            <text:p>-0.484807753012208</text:p>
          </table:table-cell>
        </table:table-row>
        <table:table-row table:style-name="ro1">
          <table:table-cell table:formula="of:=[.$A35]+10" office:value-type="float" office:value="350" calcext:value-type="float">
            <text:p>350</text:p>
          </table:table-cell>
          <table:table-cell table:formula="of:= SIN ( 2 * PI() * [.$A36] / 360  )" office:value-type="float" office:value="-0.173648177666931" calcext:value-type="float">
            <text:p>-0.173648177666931</text:p>
          </table:table-cell>
          <table:table-cell table:formula="of:= SIN ( 2 * PI() * [.$A36]*1.5 / 360  )" office:value-type="float" office:value="0.258819045102523" calcext:value-type="float">
            <text:p>0.258819045102523</text:p>
          </table:table-cell>
          <table:table-cell table:formula="of:= SIN ( 2 * PI() * [.$A36]  * 2/ 360  )" office:value-type="float" office:value="-0.34202014332567" calcext:value-type="float">
            <text:p>-0.34202014332567</text:p>
          </table:table-cell>
          <table:table-cell table:formula="of:=SUM([.$B36]+[.$C36]+[.$D36])" office:value-type="float" office:value="-0.256849275890079" calcext:value-type="float">
            <text:p>-0.256849275890079</text:p>
          </table:table-cell>
        </table:table-row>
        <table:table-row table:style-name="ro1">
          <table:table-cell table:formula="of:=[.$A36]+10" office:value-type="float" office:value="360" calcext:value-type="float">
            <text:p>360</text:p>
          </table:table-cell>
          <table:table-cell table:formula="of:= SIN ( 2 * PI() * [.$A37] / 360  )" office:value-type="float" office:value="-2.44929359829471E-016" calcext:value-type="float">
            <text:p>-2.44929359829471E-16</text:p>
          </table:table-cell>
          <table:table-cell table:formula="of:= SIN ( 2 * PI() * [.$A37]*1.5 / 360  )" office:value-type="float" office:value="3.67394039744206E-016" calcext:value-type="float">
            <text:p>3.67394039744206E-16</text:p>
          </table:table-cell>
          <table:table-cell table:formula="of:= SIN ( 2 * PI() * [.$A37]  * 2/ 360  )" office:value-type="float" office:value="-4.89858719658941E-016" calcext:value-type="float">
            <text:p>-4.89858719658941E-16</text:p>
          </table:table-cell>
          <table:table-cell table:formula="of:=SUM([.$B37]+[.$C37]+[.$D37])" office:value-type="float" office:value="-3.67394039744206E-016" calcext:value-type="float">
            <text:p>-3.67394039744206E-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02:47:21.678838138</meta:creation-date>
    <dc:date>2019-07-23T04:21:35.885597815</dc:date>
    <meta:editing-duration>PT51M42S</meta:editing-duration>
    <meta:editing-cycles>1</meta:editing-cycles>
    <meta:document-statistic meta:table-count="1" meta:cell-count="18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86cm" svg:y="0.317cm" chart:style-name="ch2">
          <text:p>Sine Wave Addition (Green Line)</text:p>
        </chart:title>
        <chart:legend chart:legend-position="end" svg:x="14.471cm" svg:y="3.454cm" style:legend-expansion="high" chart:style-name="ch3"/>
        <chart:plot-area chart:style-name="ch4" table:cell-range-address="Sheet1.A1:Sheet1.E37" chart:data-source-has-labels="both" svg:x="1.331cm" svg:y="1.275cm" svg:width="12.82cm" svg:height="6.564cm">
          <chartooo:coordinate-region svg:x="2.164cm" svg:y="1.391cm" svg:width="11.987cm" svg:height="6.166cm"/>
          <chart:axis chart:dimension="x" chart:name="primary-x" chart:style-name="ch5" chartooo:axis-type="auto">
            <chartooo:date-scale/>
            <chart:title svg:x="7.207cm" svg:y="8.019cm" chart:style-name="ch6">
              <text:p>Period</text:p>
            </chart:title>
            <chart:categories table:cell-range-address="Sheet1.A2:Sheet1.A37"/>
          </chart:axis>
          <chart:axis chart:dimension="y" chart:name="primary-y" chart:style-name="ch5">
            <chart:title svg:x="0.451cm" svg:y="5.606cm" chart:style-name="ch7">
              <text:p>Displacement</text:p>
            </chart:title>
            <chart:grid chart:style-name="ch8" chart:class="major"/>
          </chart:axis>
          <chart:series chart:style-name="ch9" chart:values-cell-range-address="Sheet1.B2:Sheet1.B37" chart:label-cell-address="Sheet1.B1:Sheet1.B1" chart:class="chart:line">
            <chart:data-point chart:repeated="36"/>
          </chart:series>
          <chart:series chart:style-name="ch10" chart:values-cell-range-address="Sheet1.C2:Sheet1.C37" chart:label-cell-address="Sheet1.C1:Sheet1.C1" chart:class="chart:line">
            <chart:data-point chart:repeated="36"/>
          </chart:series>
          <chart:series chart:style-name="ch11" chart:values-cell-range-address="Sheet1.D2:Sheet1.D37" chart:label-cell-address="Sheet1.D1:Sheet1.D1" chart:class="chart:line">
            <chart:data-point chart:repeated="36"/>
          </chart:series>
          <chart:series chart:style-name="ch12" chart:values-cell-range-address="Sheet1.E2:Sheet1.E37" chart:label-cell-address="Sheet1.E1:Sheet1.E1" chart:class="chart:line">
            <chart:data-point chart:repeated="3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heet1.B1:Sheet1.B1</svg:desc>
                </draw:g>
              </table:table-cell>
              <table:table-cell office:value-type="string">
                <text:p>0</text:p>
                <draw:g>
                  <svg:desc>Sheet1.C1:Sheet1.C1</svg:desc>
                </draw:g>
              </table:table-cell>
              <table:table-cell office:value-type="string">
                <text:p>0</text:p>
                <draw:g>
                  <svg:desc>Sheet1.D1:Sheet1.D1</svg:desc>
                </draw:g>
              </table:table-cell>
              <table:table-cell office:value-type="string">
                <text:p>0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37</svg:desc>
                </draw:g>
              </table:table-cell>
              <table:table-cell office:value-type="float" office:value="0.17364817766693">
                <text:p>0.17364817766693</text:p>
                <draw:g>
                  <svg:desc>Sheet1.B2:Sheet1.B37</svg:desc>
                </draw:g>
              </table:table-cell>
              <table:table-cell office:value-type="float" office:value="0.258819045102521">
                <text:p>0.258819045102521</text:p>
                <draw:g>
                  <svg:desc>Sheet1.C2:Sheet1.C37</svg:desc>
                </draw:g>
              </table:table-cell>
              <table:table-cell office:value-type="float" office:value="0.342020143325669">
                <text:p>0.342020143325669</text:p>
                <draw:g>
                  <svg:desc>Sheet1.D2:Sheet1.D37</svg:desc>
                </draw:g>
              </table:table-cell>
              <table:table-cell office:value-type="float" office:value="0.77448736609512">
                <text:p>0.77448736609512</text:p>
                <draw:g>
                  <svg:desc>Sheet1.E2:Sheet1.E3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5">
                <text:p>0.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1.48480775301221">
                <text:p>1.4848077530122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2.07313218497099">
                <text:p>2.0731321849709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2.49362076648319">
                <text:p>2.4936207664831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2.71677802242025">
                <text:p>2.716778022420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">
                <text:p>1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2.73205080756888">
                <text:p>2.732050807568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2.54840605676152">
                <text:p>2.54840605676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2.19285330012232">
                <text:p>2.192853300122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1.70710678118655">
                <text:p>1.707106781186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5">
                <text:p>0.5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1.14278760968654">
                <text:p>1.1427876096865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55572405620189">
                <text:p>0.5557240562018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5.66553889764798E-016">
                <text:p>5.66553889764798E-016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47758235499575">
                <text:p>-0.477582354995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5">
                <text:p>-0.5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842020143325669">
                <text:p>-0.84202014332566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7313218497099">
                <text:p>-1.073132184970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1.16679287014531">
                <text:p>-1.1667928701453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1.13429779194781">
                <text:p>-1.1342977919478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1">
                <text:p>-1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79755386063033">
                <text:p>-0.797553860630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565257937423568">
                <text:p>-0.5652579374235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341081377402109">
                <text:p>-0.34108137740210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5">
                <text:p>-0.5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157979856674331">
                <text:p>-0.15797985667433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0400557352092905">
                <text:p>-0.040055735209290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1331077795296E-015">
                <text:p>-1.1331077795296E-01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-0.0380859659968475">
                <text:p>-0.03808596599684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14278760968654">
                <text:p>-0.1427876096865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0.292893218813453">
                <text:p>-0.29289321881345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342020143325668">
                <text:p>-0.342020143325668</text:p>
              </table:table-cell>
              <table:table-cell office:value-type="float" office:value="-0.460802492553437">
                <text:p>-0.46080249255343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642787609686538">
                <text:p>-0.642787609686538</text:p>
              </table:table-cell>
              <table:table-cell office:value-type="float" office:value="-0.616554404183379">
                <text:p>-0.61655440418337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1">
                <text:p>1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732050807568877">
                <text:p>-0.73205080756887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784926369842118">
                <text:p>-0.78492636984211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761569958914309">
                <text:p>-0.761569958914309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658918622597891">
                <text:p>-0.65891862259789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5">
                <text:p>0.5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484807753012208">
                <text:p>-0.48480775301220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-0.34202014332567">
                <text:p>-0.34202014332567</text:p>
              </table:table-cell>
              <table:table-cell office:value-type="float" office:value="-0.256849275890079">
                <text:p>-0.25684927589007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3.67394039744206E-016">
                <text:p>-3.67394039744206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